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200000265B3A4D7BCAFD72F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5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06cm" svg:y="1.706cm" svg:width="28.213cm" svg:height="14.986cm" draw:z-index="0"><draw:image xlink:href="Pictures/100002010000048200000265B3A4D7BCAFD72F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5:39:15.437372645</meta:creation-date>
    <dc:date>2020-05-13T15:42:43.247012168</dc:date>
    <meta:editing-duration>PT3M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